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Buse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</table:table>
      <table:table table:name="Lines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14367347">
            <text:p>0.014367347</text:p>
          </table:table-cell>
          <table:table-cell office:value-type="float" office:value="0.009795918">
            <text:p>0.009795918</text:p>
          </table:table-cell>
          <table:table-cell office:value-type="float" office:value="0.00077175">
            <text:p>0.00077175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095">
            <text:p>0.0095</text:p>
          </table:table-cell>
          <table:table-cell office:value-type="float" office:value="0.275">
            <text:p>0.275</text:p>
          </table:table-cell>
          <table:table-cell office:value-type="float" office:value="0.0">
            <text:p/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20653061">
            <text:p>0.020653061</text:p>
          </table:table-cell>
          <table:table-cell office:value-type="float" office:value="0.028571429">
            <text:p>0.028571429</text:p>
          </table:table-cell>
          <table:table-cell office:value-type="float" office:value="4.04267e-05">
            <text:p>4.04267e-0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10204082">
            <text:p>0.010204082</text:p>
          </table:table-cell>
          <table:table-cell office:value-type="float" office:value="0.008979592">
            <text:p>0.008979592</text:p>
          </table:table-cell>
          <table:table-cell office:value-type="float" office:value="0.001188249">
            <text:p>0.001188249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10204082">
            <text:p>0.010204082</text:p>
          </table:table-cell>
          <table:table-cell office:value-type="float" office:value="0.008979592">
            <text:p>0.008979592</text:p>
          </table:table-cell>
          <table:table-cell office:value-type="float" office:value="0.001188249">
            <text:p>0.001188249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07102041">
            <text:p>0.007102041</text:p>
          </table:table-cell>
          <table:table-cell office:value-type="float" office:value="0.009469388">
            <text:p>0.009469388</text:p>
          </table:table-cell>
          <table:table-cell office:value-type="float" office:value="0.00084623">
            <text:p>0.0008462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14367347">
            <text:p>0.014367347</text:p>
          </table:table-cell>
          <table:table-cell office:value-type="float" office:value="0.009795918">
            <text:p>0.009795918</text:p>
          </table:table-cell>
          <table:table-cell office:value-type="float" office:value="0.00077175">
            <text:p>0.00077175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20653061">
            <text:p>0.020653061</text:p>
          </table:table-cell>
          <table:table-cell office:value-type="float" office:value="0.028571429">
            <text:p>0.028571429</text:p>
          </table:table-cell>
          <table:table-cell office:value-type="float" office:value="4.04267e-05">
            <text:p>4.04267e-0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14367347">
            <text:p>0.014367347</text:p>
          </table:table-cell>
          <table:table-cell office:value-type="float" office:value="0.009795918">
            <text:p>0.009795918</text:p>
          </table:table-cell>
          <table:table-cell office:value-type="float" office:value="0.00077175">
            <text:p>0.00077175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20653061">
            <text:p>0.020653061</text:p>
          </table:table-cell>
          <table:table-cell office:value-type="float" office:value="0.028571429">
            <text:p>0.028571429</text:p>
          </table:table-cell>
          <table:table-cell office:value-type="float" office:value="4.04267e-05">
            <text:p>4.04267e-0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14367347">
            <text:p>0.014367347</text:p>
          </table:table-cell>
          <table:table-cell office:value-type="float" office:value="0.009795918">
            <text:p>0.009795918</text:p>
          </table:table-cell>
          <table:table-cell office:value-type="float" office:value="0.00077175">
            <text:p>0.00077175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20653061">
            <text:p>0.020653061</text:p>
          </table:table-cell>
          <table:table-cell office:value-type="float" office:value="0.028571429">
            <text:p>0.028571429</text:p>
          </table:table-cell>
          <table:table-cell office:value-type="float" office:value="4.04267e-05">
            <text:p>4.04267e-0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07102041">
            <text:p>0.007102041</text:p>
          </table:table-cell>
          <table:table-cell office:value-type="float" office:value="0.009469388">
            <text:p>0.009469388</text:p>
          </table:table-cell>
          <table:table-cell office:value-type="float" office:value="0.00084623">
            <text:p>0.0008462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07102041">
            <text:p>0.007102041</text:p>
          </table:table-cell>
          <table:table-cell office:value-type="float" office:value="0.009469388">
            <text:p>0.009469388</text:p>
          </table:table-cell>
          <table:table-cell office:value-type="float" office:value="0.00084623">
            <text:p>0.0008462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07102041">
            <text:p>0.007102041</text:p>
          </table:table-cell>
          <table:table-cell office:value-type="float" office:value="0.009469388">
            <text:p>0.009469388</text:p>
          </table:table-cell>
          <table:table-cell office:value-type="float" office:value="0.00084623">
            <text:p>0.0008462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20653061">
            <text:p>0.020653061</text:p>
          </table:table-cell>
          <table:table-cell office:value-type="float" office:value="0.028571429">
            <text:p>0.028571429</text:p>
          </table:table-cell>
          <table:table-cell office:value-type="float" office:value="4.04267e-05">
            <text:p>4.04267e-0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</table:table>
      <table:table table:name="Base_MVA">
        <table:table-row>
          <table:table-cell table:style-name="pd1" office:value-type="string" office:value="base_MVA">
            <text:p>base_MVA</text:p>
          </table:table-cell>
        </table:table-row>
        <table:table-row>
          <table:table-cell office:value-type="float" office:value="100">
            <text:p>100</text:p>
          </table:table-cell>
        </table:table-row>
      </table:table>
      <table:table table:name="Gen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1.05">
            <text:p>1.0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oad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d">
            <text:p>Pd</text:p>
          </table:table-cell>
          <table:table-cell table:style-name="pd1" office:value-type="string" office:value="Qd">
            <text:p>Qd</text:p>
          </table:table-cell>
          <table:table-cell table:style-name="pd1" office:value-type="string" office:value="Gs">
            <text:p>Gs</text:p>
          </table:table-cell>
          <table:table-cell table:style-name="pd1" office:value-type="string" office:value="Bs">
            <text:p>Bs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.2">
            <text:p>1.2</text:p>
          </table:table-cell>
          <table:table-cell office:value-type="float" office:value="0.02">
            <text:p>0.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.6">
            <text:p>1.6</text:p>
          </table:table-cell>
          <table:table-cell office:value-type="float" office:value="-0.15">
            <text:p>-0.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5.51">
            <text:p>5.51</text:p>
          </table:table-cell>
          <table:table-cell office:value-type="float" office:value="1.81">
            <text:p>1.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3.8">
            <text:p>3.8</text:p>
          </table:table-cell>
          <table:table-cell office:value-type="float" office:value="-0.4">
            <text:p>-0.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66">
            <text:p>1.6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OLTC_Ratio">
        <table:table-row>
          <table:table-cell table:style-name="pd1" office:value-type="string" office:value="Given Information">
            <text:p>Given Information</text:p>
          </table:table-cell>
          <table:table-cell table:style-name="pd1" office:value-type="string" office:value="Unnamed: 1">
            <text:p>Unnamed: 1</text:p>
          </table:table-cell>
          <table:table-cell table:style-name="pd1" office:value-type="string" office:value="Unnamed: 2">
            <text:p>Unnamed: 2</text:p>
          </table:table-cell>
          <table:table-cell table:style-name="pd1" office:value-type="string" office:value="Unnamed: 3">
            <text:p>Unnamed: 3</text:p>
          </table:table-cell>
          <table:table-cell table:style-name="pd1" office:value-type="string" office:value="Unnamed: 4">
            <text:p>Unnamed: 4</text:p>
          </table:table-cell>
          <table:table-cell table:style-name="pd1" office:value-type="string" office:value="Unnamed: 5">
            <text:p>Unnamed: 5</text:p>
          </table:table-cell>
          <table:table-cell table:style-name="pd1" office:value-type="string" office:value="Tap">
            <text:p>Tap</text:p>
          </table:table-cell>
          <table:table-cell table:style-name="pd1" office:value-type="string" office:value="V_prim">
            <text:p>V_prim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V_sec">
            <text:p>V_sec</text:p>
          </table:table-cell>
        </table:table-row>
        <table:table-row>
          <table:table-cell office:value-type="string" office:value="Tap">
            <text:p>Tap</text:p>
          </table:table-cell>
          <table:table-cell office:value-type="string" office:value="V_prim (kV)">
            <text:p>V_prim (kV)</text:p>
          </table:table-cell>
          <table:table-cell office:value-type="string" office:value="V_prim (pu)">
            <text:p>V_prim (pu)</text:p>
          </table:table-cell>
          <table:table-cell office:value-type="string" office:value="V_sec (pu)">
            <text:p>V_sec (pu)</text:p>
          </table:table-cell>
          <table:table-cell office:value-type="string" office:value="Ratio">
            <text:p>Ratio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.1212121212121213">
            <text:p>1.1212121212121213</text:p>
          </table:table-cell>
          <table:table-cell office:value-type="float" office:value="1.095238095079365">
            <text:p>1.095238095079365</text:p>
          </table:table-cell>
          <table:table-cell office:value-type="float" office:value="1.0237154151681276">
            <text:p>1.0237154151681276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23809523809523">
            <text:p>0.9523809523809523</text:p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.1090909090909091">
            <text:p>1.1090909090909091</text:p>
          </table:table-cell>
          <table:table-cell office:value-type="float" office:value="1.0809523808095238">
            <text:p>1.0809523808095238</text:p>
          </table:table-cell>
          <table:table-cell office:value-type="float" office:value="1.026031237620581">
            <text:p>1.026031237620581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">
            <text:p>3</text:p>
          </table:table-cell>
          <table:table-cell office:value-type="float" office:value="1.096969696969697">
            <text:p>1.096969696969697</text:p>
          </table:table-cell>
          <table:table-cell office:value-type="float" office:value="1.0666666665396825">
            <text:p>1.0666666665396825</text:p>
          </table:table-cell>
          <table:table-cell office:value-type="float" office:value="1.0284090910315207">
            <text:p>1.028409091031520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">
            <text:p/>
          </table:table-cell>
          <table:table-cell office:value-type="float" office:value="1.0727272727272728">
            <text:p>1.0727272727272728</text:p>
          </table:table-cell>
          <table:table-cell office:value-type="float" office:value="1.0333611343733693">
            <text:p>1.0333611343733693</text:p>
          </table:table-cell>
          <table:table-cell office:value-type="float" office:value="1.038095238">
            <text:p>1.038095238</text:p>
          </table:table-cell>
          <table:table-cell office:value-type="string" office:value="">
            <text:p/>
          </table:table-cell>
          <table:table-cell office:value-type="float" office:value="4">
            <text:p>4</text:p>
          </table:table-cell>
          <table:table-cell office:value-type="float" office:value="1.084848484848485">
            <text:p>1.084848484848485</text:p>
          </table:table-cell>
          <table:table-cell office:value-type="float" office:value="1.052380952269841">
            <text:p>1.052380952269841</text:p>
          </table:table-cell>
          <table:table-cell office:value-type="float" office:value="1.030851501548575">
            <text:p>1.030851501548575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5">
            <text:p>5</text:p>
          </table:table-cell>
          <table:table-cell office:value-type="float" office:value="1.0727272727272728">
            <text:p>1.0727272727272728</text:p>
          </table:table-cell>
          <table:table-cell office:value-type="float" office:value="1.038095238">
            <text:p>1.038095238</text:p>
          </table:table-cell>
          <table:table-cell office:value-type="float" office:value="1.0333611343733693">
            <text:p>1.033361134373369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.1090909090909091">
            <text:p>1.109090909090909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">
            <text:p>6</text:p>
          </table:table-cell>
          <table:table-cell office:value-type="float" office:value="1.0606060606060606">
            <text:p>1.0606060606060606</text:p>
          </table:table-cell>
          <table:table-cell office:value-type="float" office:value="1.0238095237301588">
            <text:p>1.0238095237301588</text:p>
          </table:table-cell>
          <table:table-cell office:value-type="float" office:value="1.0359408034629694">
            <text:p>1.0359408034629694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">
            <text:p>7</text:p>
          </table:table-cell>
          <table:table-cell office:value-type="float" office:value="1.0484848484848486">
            <text:p>1.0484848484848486</text:p>
          </table:table-cell>
          <table:table-cell office:value-type="float" office:value="1.0095238094603174">
            <text:p>1.0095238094603174</text:p>
          </table:table-cell>
          <table:table-cell office:value-type="float" office:value="1.0385934820550289">
            <text:p>1.0385934820550289</text:p>
          </table:table-cell>
        </table:table-row>
        <table:table-row>
          <table:table-cell office:value-type="string" office:value="Primary Voltage Change per Tap">
            <text:p>Primary Voltage Change per Ta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8">
            <text:p>8</text:p>
          </table:table-cell>
          <table:table-cell office:value-type="float" office:value="1.0363636363636364">
            <text:p>1.0363636363636364</text:p>
          </table:table-cell>
          <table:table-cell office:value-type="float" office:value="0.9952380951904761">
            <text:p>0.9952380951904761</text:p>
          </table:table-cell>
          <table:table-cell office:value-type="float" office:value="1.0413223140994108">
            <text:p>1.0413223140994108</text:p>
          </table:table-cell>
        </table:table-row>
        <table:table-row>
          <table:table-cell office:value-type="string" office:value="Step_Size">
            <text:p>Step_Size</text:p>
          </table:table-cell>
          <table:table-cell office:value-type="string" office:value="">
            <text:p/>
          </table:table-cell>
          <table:table-cell office:value-type="float" office:value="0.012121212121212125">
            <text:p>0.012121212121212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9">
            <text:p>9</text:p>
          </table:table-cell>
          <table:table-cell office:value-type="float" office:value="1.0242424242424242">
            <text:p>1.0242424242424242</text:p>
          </table:table-cell>
          <table:table-cell office:value-type="float" office:value="0.9809523809206349">
            <text:p>0.9809523809206349</text:p>
          </table:table-cell>
          <table:table-cell office:value-type="float" office:value="1.0441306266886892">
            <text:p>1.0441306266886892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0">
            <text:p>10</text:p>
          </table:table-cell>
          <table:table-cell office:value-type="float" office:value="1.0121212121212122">
            <text:p>1.0121212121212122</text:p>
          </table:table-cell>
          <table:table-cell office:value-type="float" office:value="0.9666666666507936">
            <text:p>0.9666666666507936</text:p>
          </table:table-cell>
          <table:table-cell office:value-type="float" office:value="1.0470219435908603">
            <text:p>1.0470219435908603</text:p>
          </table:table-cell>
        </table:table-row>
        <table:table-row>
          <table:table-cell office:value-type="string" office:value="Tap Ratio Step Size">
            <text:p>Tap Ratio Step Siz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1">
            <text:p>11</text:p>
          </table:table-cell>
          <table:table-cell office:value-type="float" office:value="1.0">
            <text:p>1.0</text:p>
          </table:table-cell>
          <table:table-cell office:value-type="float" office:value="0.9523809523809523">
            <text:p>0.9523809523809523</text:p>
          </table:table-cell>
          <table:table-cell office:value-type="float" office:value="1.05">
            <text:p>1.05</text:p>
          </table:table-cell>
        </table:table-row>
        <table:table-row>
          <table:table-cell office:value-type="string" office:value="Step_Size">
            <text:p>Step_Size</text:p>
          </table:table-cell>
          <table:table-cell office:value-type="string" office:value="">
            <text:p/>
          </table:table-cell>
          <table:table-cell office:value-type="float" office:value="0.014285714269841265">
            <text:p>0.01428571426984126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2">
            <text:p>12</text:p>
          </table:table-cell>
          <table:table-cell office:value-type="float" office:value="0.9878787878787879">
            <text:p>0.9878787878787879</text:p>
          </table:table-cell>
          <table:table-cell office:value-type="float" office:value="0.9380952381111111">
            <text:p>0.9380952381111111</text:p>
          </table:table-cell>
          <table:table-cell office:value-type="float" office:value="1.0530687586346967">
            <text:p>1.0530687586346967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3">
            <text:p>13</text:p>
          </table:table-cell>
          <table:table-cell office:value-type="float" office:value="0.9757575757575757">
            <text:p>0.9757575757575757</text:p>
          </table:table-cell>
          <table:table-cell office:value-type="float" office:value="0.9238095238412698">
            <text:p>0.9238095238412698</text:p>
          </table:table-cell>
          <table:table-cell office:value-type="float" office:value="1.0562324273301513">
            <text:p>1.0562324273301513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4">
            <text:p>14</text:p>
          </table:table-cell>
          <table:table-cell office:value-type="float" office:value="0.9636363636363636">
            <text:p>0.9636363636363636</text:p>
          </table:table-cell>
          <table:table-cell office:value-type="float" office:value="0.9095238095714285">
            <text:p>0.9095238095714285</text:p>
          </table:table-cell>
          <table:table-cell office:value-type="float" office:value="1.059495478288175">
            <text:p>1.059495478288175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5">
            <text:p>15</text:p>
          </table:table-cell>
          <table:table-cell office:value-type="float" office:value="0.9515151515151515">
            <text:p>0.9515151515151515</text:p>
          </table:table-cell>
          <table:table-cell office:value-type="float" office:value="0.8952380953015873">
            <text:p>0.8952380953015873</text:p>
          </table:table-cell>
          <table:table-cell office:value-type="float" office:value="1.0628626691702676">
            <text:p>1.0628626691702676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6">
            <text:p>16</text:p>
          </table:table-cell>
          <table:table-cell office:value-type="float" office:value="0.9393939393939393">
            <text:p>0.9393939393939393</text:p>
          </table:table-cell>
          <table:table-cell office:value-type="float" office:value="0.880952381031746">
            <text:p>0.880952381031746</text:p>
          </table:table-cell>
          <table:table-cell office:value-type="float" office:value="1.0663390662429997">
            <text:p>1.0663390662429997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7">
            <text:p>17</text:p>
          </table:table-cell>
          <table:table-cell office:value-type="float" office:value="0.9272727272727272">
            <text:p>0.9272727272727272</text:p>
          </table:table-cell>
          <table:table-cell office:value-type="float" office:value="0.8666666667619047">
            <text:p>0.8666666667619047</text:p>
          </table:table-cell>
          <table:table-cell office:value-type="float" office:value="1.0699300698124952">
            <text:p>1.0699300698124952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8">
            <text:p>18</text:p>
          </table:table-cell>
          <table:table-cell office:value-type="float" office:value="0.9151515151515152">
            <text:p>0.9151515151515152</text:p>
          </table:table-cell>
          <table:table-cell office:value-type="float" office:value="0.8523809524920635">
            <text:p>0.8523809524920635</text:p>
          </table:table-cell>
          <table:table-cell office:value-type="float" office:value="1.073641442216573">
            <text:p>1.073641442216573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9">
            <text:p>19</text:p>
          </table:table-cell>
          <table:table-cell office:value-type="float" office:value="0.903030303030303">
            <text:p>0.903030303030303</text:p>
          </table:table-cell>
          <table:table-cell office:value-type="float" office:value="0.8380952382222222">
            <text:p>0.8380952382222222</text:p>
          </table:table-cell>
          <table:table-cell office:value-type="float" office:value="1.0774793386797208">
            <text:p>1.0774793386797208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0">
            <text:p>20</text:p>
          </table:table-cell>
          <table:table-cell office:value-type="float" office:value="0.8909090909090909">
            <text:p>0.8909090909090909</text:p>
          </table:table-cell>
          <table:table-cell office:value-type="float" office:value="0.8238095239523809">
            <text:p>0.8238095239523809</text:p>
          </table:table-cell>
          <table:table-cell office:value-type="float" office:value="1.0814503413784138">
            <text:p>1.0814503413784138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1">
            <text:p>21</text:p>
          </table:table-cell>
          <table:table-cell office:value-type="float" office:value="0.8787878787878788">
            <text:p>0.8787878787878788</text:p>
          </table:table-cell>
          <table:table-cell office:value-type="float" office:value="0.8095238096825397">
            <text:p>0.8095238096825397</text:p>
          </table:table-cell>
          <table:table-cell office:value-type="float" office:value="1.085561497113348">
            <text:p>1.085561497113348</text:p>
          </table:table-cell>
        </table:table-row>
      </table:table>
      <table:table table:name="Sheet1">
        <table:table-row>
          <table:table-cell table:style-name="pd1" office:value-type="float" office:value="1.02439024410232">
            <text:p>1.02439024410232</text:p>
          </table:table-cell>
          <table:table-cell table:style-name="pd1" office:value-type="string" office:value="Unnamed: 1">
            <text:p>Unnamed: 1</text:p>
          </table:table-cell>
          <table:table-cell table:style-name="pd1" office:value-type="float" office:value="9">
            <text:p>9</text:p>
          </table:table-cell>
          <table:table-cell table:style-name="pd1" office:value-type="float" office:value="10">
            <text:p>10</text:p>
          </table:table-cell>
          <table:table-cell table:style-name="pd1" office:value-type="float" office:value="0.0095">
            <text:p>0.0095</text:p>
          </table:table-cell>
          <table:table-cell table:style-name="pd1" office:value-type="float" office:value="0.275">
            <text:p>0.275</text:p>
          </table:table-cell>
          <table:table-cell table:style-name="pd1" office:value-type="float" office:value="0">
            <text:p/>
          </table:table-cell>
          <table:table-cell table:style-name="pd1" office:value-type="float" office:value="40">
            <text:p>40</text:p>
          </table:table-cell>
          <table:table-cell table:style-name="pd1" office:value-type="string" office:value="40.1">
            <text:p>40.1</text:p>
          </table:table-cell>
          <table:table-cell table:style-name="pd1" office:value-type="string" office:value="40.2">
            <text:p>40.2</text:p>
          </table:table-cell>
          <table:table-cell table:style-name="pd1" office:value-type="float" office:value="1.038095238">
            <text:p>1.038095238</text:p>
          </table:table-cell>
          <table:table-cell table:style-name="pd1" office:value-type="string" office:value="0.1">
            <text:p>0.1</text:p>
          </table:table-cell>
          <table:table-cell table:style-name="pd1" office:value-type="string" office:value="0.2">
            <text:p>0.2</text:p>
          </table:table-cell>
          <table:table-cell table:style-name="pd1" office:value-type="float" office:value="-360">
            <text:p>-360</text:p>
          </table:table-cell>
          <table:table-cell table:style-name="pd1" office:value-type="float" office:value="360">
            <text:p>360</text:p>
          </table:table-cell>
          <table:table-cell table:style-name="pd1" office:value-type="float" office:value="0.015">
            <text:p>0.015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1">
            <text:p>21</text:p>
          </table:table-cell>
          <table:table-cell table:style-name="pd1" office:value-type="float" office:value="11">
            <text:p>11</text:p>
          </table:table-cell>
          <table:table-cell table:style-name="pd1" office:value-type="string" office:value="1;">
            <text:p>1;</text:p>
          </table:table-cell>
        </table:table-row>
        <table:table-row>
          <table:table-cell office:value-type="float" office:value="1.02439024410232">
            <text:p>1.02439024410232</text:p>
          </table:table-cell>
          <table:table-cell office:value-type="string" office:value="">
            <text:p/>
          </table:table-cell>
          <table:table-cell office:value-type="float" office:value="9.0">
            <text:p>9.0</text:p>
          </table:table-cell>
          <table:table-cell office:value-type="float" office:value="10.0">
            <text:p>10.0</text:p>
          </table:table-cell>
          <table:table-cell office:value-type="float" office:value="0.0095">
            <text:p>0.0095</text:p>
          </table:table-cell>
          <table:table-cell office:value-type="float" office:value="0.275">
            <text:p>0.275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1.038095238">
            <text:p>1.038095238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15">
            <text:p>0.015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21.0">
            <text:p>21.0</text:p>
          </table:table-cell>
          <table:table-cell office:value-type="float" office:value="11.0">
            <text:p>11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2439024410232">
            <text:p>1.02439024410232</text:p>
          </table:table-cell>
          <table:table-cell office:value-type="string" office:value="">
            <text:p/>
          </table:table-cell>
          <table:table-cell office:value-type="float" office:value="13.0">
            <text:p>13.0</text:p>
          </table:table-cell>
          <table:table-cell office:value-type="float" office:value="14.0">
            <text:p>14.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976190476">
            <text:p>0.976190476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float" office:value="13.0">
            <text:p>13.0</text:p>
          </table:table-cell>
          <table:table-cell office:value-type="float" office:value="14.0">
            <text:p>14.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976190476">
            <text:p>0.976190476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17.0">
            <text:p>17.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976190476">
            <text:p>0.97619047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float" office:value="16.0">
            <text:p>16.0</text:p>
          </table:table-cell>
          <table:table-cell office:value-type="float" office:value="17.0">
            <text:p>17.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976190476">
            <text:p>0.976190476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float" office:value="19.0">
            <text:p>19.0</text:p>
          </table:table-cell>
          <table:table-cell office:value-type="float" office:value="20.0">
            <text:p>20.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976190476">
            <text:p>0.97619047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float" office:value="19.0">
            <text:p>19.0</text:p>
          </table:table-cell>
          <table:table-cell office:value-type="float" office:value="20.0">
            <text:p>20.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952380952">
            <text:p>0.95238095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  <table:table-cell office:value-type="float" office:value="22.0">
            <text:p>22.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0.952380952">
            <text:p>0.95238095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  <table:table-cell office:value-type="float" office:value="22.0">
            <text:p>22.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0.952380952">
            <text:p>0.95238095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2439024410232">
            <text:p>1.02439024410232</text:p>
          </table:table-cell>
          <table:table-cell office:value-type="string" office:value="">
            <text:p/>
          </table:table-cell>
          <table:table-cell office:value-type="float" office:value="23.0">
            <text:p>23.0</text:p>
          </table:table-cell>
          <table:table-cell office:value-type="float" office:value="24.0">
            <text:p>24.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0.952380952">
            <text:p>0.95238095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float" office:value="23.0">
            <text:p>23.0</text:p>
          </table:table-cell>
          <table:table-cell office:value-type="float" office:value="24.0">
            <text:p>24.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0.952380952">
            <text:p>0.95238095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5.0">
            <text:p>25.0</text:p>
          </table:table-cell>
          <table:table-cell office:value-type="float" office:value="26.0">
            <text:p>26.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0.952380952">
            <text:p>0.95238095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5.0">
            <text:p>25.0</text:p>
          </table:table-cell>
          <table:table-cell office:value-type="float" office:value="26.0">
            <text:p>26.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0.952380952">
            <text:p>0.95238095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7.0">
            <text:p>27.0</text:p>
          </table:table-cell>
          <table:table-cell office:value-type="float" office:value="28.0">
            <text:p>28.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0.976190476">
            <text:p>0.97619047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7.0">
            <text:p>27.0</text:p>
          </table:table-cell>
          <table:table-cell office:value-type="float" office:value="28.0">
            <text:p>28.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0.976190476">
            <text:p>0.976190476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9.0">
            <text:p>29.0</text:p>
          </table:table-cell>
          <table:table-cell office:value-type="float" office:value="30.0">
            <text:p>30.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976190476">
            <text:p>0.97619047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9.0">
            <text:p>29.0</text:p>
          </table:table-cell>
          <table:table-cell office:value-type="float" office:value="30.0">
            <text:p>30.0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952380952">
            <text:p>0.95238095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60.0">
            <text:p>-360.0</text:p>
          </table:table-cell>
          <table:table-cell office:value-type="float" office:value="360.0">
            <text:p>360.0</text:p>
          </table:table-cell>
          <table:table-cell office:value-type="float" office:value="0.025">
            <text:p>0.02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1;">
            <text:p>1;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.038095238">
            <text:p>1.038095238</text:p>
          </table:table-cell>
          <table:table-cell office:value-type="float" office:value="0.9633027523819545">
            <text:p>0.96330275238195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76190476">
            <text:p>0.976190476</text:p>
          </table:table-cell>
          <table:table-cell office:value-type="float" office:value="1.02439024410232">
            <text:p>1.024390244102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76190476">
            <text:p>0.976190476</text:p>
          </table:table-cell>
          <table:table-cell office:value-type="float" office:value="1.02439024410232">
            <text:p>1.024390244102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76190476">
            <text:p>0.976190476</text:p>
          </table:table-cell>
          <table:table-cell office:value-type="float" office:value="1.02439024410232">
            <text:p>1.024390244102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52380952">
            <text:p>0.952380952</text:p>
          </table:table-cell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52380952">
            <text:p>0.952380952</text:p>
          </table:table-cell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52380952">
            <text:p>0.952380952</text:p>
          </table:table-cell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52380952">
            <text:p>0.952380952</text:p>
          </table:table-cell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52380952">
            <text:p>0.952380952</text:p>
          </table:table-cell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52380952">
            <text:p>0.952380952</text:p>
          </table:table-cell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52380952">
            <text:p>0.952380952</text:p>
          </table:table-cell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76190476">
            <text:p>0.976190476</text:p>
          </table:table-cell>
          <table:table-cell office:value-type="float" office:value="1.02439024410232">
            <text:p>1.024390244102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0.952380952">
            <text:p>0.952380952</text:p>
          </table:table-cell>
          <table:table-cell office:value-type="float" office:value="1.05000000042">
            <text:p>1.050000000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